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RALES MORON, EDISBERTH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784196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RALES MORON, EDISBERTH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82759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8/2021</text:p>
          </table:table-cell>
          <table:table-cell table:style-name="Tabla2.A2" office:value-type="string">
            <text:p text:style-name="P9">115306</text:p>
          </table:table-cell>
          <table:table-cell table:style-name="Tabla2.A2" office:value-type="string">
            <text:p text:style-name="P9">599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AMPOAVES</text:p>
          </table:table-cell>
          <table:table-cell table:style-name="Tabla3.A2" office:value-type="string">
            <text:p text:style-name="P21">PEKIN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COLOCAR CINTAS ENGOMADAS A S SU CAJ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4T00:02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